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1ff3ab" officeooo:paragraph-rsid="001ff3ab"/>
    </style:style>
    <style:style style:name="P2" style:family="paragraph" style:parent-style-name="Subtitle">
      <style:text-properties officeooo:paragraph-rsid="001f480f"/>
    </style:style>
    <style:style style:name="P3" style:family="paragraph" style:parent-style-name="Text_20_body">
      <style:text-properties officeooo:rsid="001f480f" officeooo:paragraph-rsid="001f480f"/>
    </style:style>
    <style:style style:name="P4" style:family="paragraph" style:parent-style-name="Text_20_body">
      <style:text-properties style:text-line-through-style="none" style:text-line-through-type="none" officeooo:rsid="001f480f" officeooo:paragraph-rsid="001f480f"/>
    </style:style>
    <style:style style:name="P5" style:family="paragraph" style:parent-style-name="Text_20_body">
      <style:text-properties officeooo:rsid="001ff3ab" officeooo:paragraph-rsid="001ff3ab"/>
    </style:style>
    <style:style style:name="P6" style:family="paragraph" style:parent-style-name="Text_20_body">
      <style:paragraph-properties fo:text-align="end" style:justify-single-word="false"/>
      <style:text-properties officeooo:rsid="001ff3ab" officeooo:paragraph-rsid="001ff3ab"/>
    </style:style>
    <style:style style:name="P7" style:family="paragraph" style:parent-style-name="Text_20_body">
      <style:text-properties officeooo:paragraph-rsid="002408cd"/>
    </style:style>
    <style:style style:name="P8" style:family="paragraph" style:parent-style-name="Text_20_body">
      <style:text-properties officeooo:paragraph-rsid="0026a4e5"/>
    </style:style>
    <style:style style:name="P9" style:family="paragraph" style:parent-style-name="Text_20_body">
      <style:text-properties officeooo:rsid="002a428a" officeooo:paragraph-rsid="002a428a"/>
    </style:style>
    <style:style style:name="P10" style:family="paragraph" style:parent-style-name="Text_20_body">
      <style:text-properties officeooo:paragraph-rsid="0033d916"/>
    </style:style>
    <style:style style:name="P11" style:family="paragraph" style:parent-style-name="Title">
      <style:text-properties style:font-name="Liberation Sans" fo:font-size="28pt" fo:font-weight="bold" officeooo:rsid="002358d3" officeooo:paragraph-rsid="002358d3" style:font-name-asian="Nimbus Sans" style:font-size-asian="28pt" style:font-weight-asian="bold" style:font-name-complex="Noto Sans Devanagari" style:font-size-complex="28pt" style:font-weight-complex="bold"/>
    </style:style>
    <style:style style:name="P1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3" style:family="paragraph" style:parent-style-name="Text_20_body">
      <style:text-properties officeooo:rsid="00286577" officeooo:paragraph-rsid="00286577"/>
    </style:style>
    <style:style style:name="P14" style:family="paragraph" style:parent-style-name="Text_20_body">
      <style:text-properties officeooo:rsid="0029b815" officeooo:paragraph-rsid="0029b815"/>
    </style:style>
    <style:style style:name="P15" style:family="paragraph" style:parent-style-name="Heading_20_2">
      <style:text-properties officeooo:rsid="002408cd" officeooo:paragraph-rsid="002408cd"/>
    </style:style>
    <style:style style:name="P16" style:family="paragraph" style:parent-style-name="Heading_20_2">
      <style:text-properties officeooo:rsid="0026a4e5" officeooo:paragraph-rsid="0026a4e5"/>
    </style:style>
    <style:style style:name="P17" style:family="paragraph" style:parent-style-name="Standard">
      <style:text-properties fo:color="#000000" loext:opacity="100%" style:font-name="Monospace" fo:font-size="10pt" style:font-size-asian="10pt"/>
    </style:style>
    <style:style style:name="P18" style:family="paragraph" style:parent-style-name="Standard">
      <style:text-properties fo:color="#000000" loext:opacity="100%" style:font-name="Monospace" fo:font-size="10pt" officeooo:paragraph-rsid="002408cd" style:font-size-asian="10pt"/>
    </style:style>
    <style:style style:name="P19" style:family="paragraph" style:parent-style-name="Standard">
      <style:text-properties fo:color="#000000" loext:opacity="100%" style:font-name="Monospace" fo:font-size="10pt" officeooo:paragraph-rsid="0026a4e5" style:font-size-asian="10pt"/>
    </style:style>
    <style:style style:name="P20" style:family="paragraph" style:parent-style-name="Standard">
      <style:text-properties fo:color="#000000" loext:opacity="100%" style:font-name="Monospace" fo:font-size="10pt" officeooo:paragraph-rsid="002545e1" style:font-size-asian="10pt"/>
    </style:style>
    <style:style style:name="P21" style:family="paragraph" style:parent-style-name="Standard">
      <style:text-properties fo:color="#000000" loext:opacity="100%" style:font-name="Monospace" fo:font-size="10pt" officeooo:paragraph-rsid="0029b815" style:font-size-asian="10pt"/>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style:font-size-asian="10pt"/>
    </style:style>
    <style:style style:name="T1" style:family="text">
      <style:text-properties style:text-line-through-style="none" style:text-line-through-type="none" officeooo:rsid="001f480f"/>
    </style:style>
    <style:style style:name="T2" style:family="text">
      <style:text-properties style:text-line-through-style="none" style:text-line-through-type="none" officeooo:rsid="001ff3ab"/>
    </style:style>
    <style:style style:name="T3" style:family="text">
      <style:text-properties style:text-line-through-style="none" style:text-line-through-type="none" style:font-name="Liberation Sans" fo:font-size="18pt" officeooo:rsid="002358d3" style:font-name-asian="Nimbus Sans" style:font-size-asian="18pt" style:font-name-complex="Noto Sans Devanagari" style:font-size-complex="18pt"/>
    </style:style>
    <style:style style:name="T4" style:family="text">
      <style:text-properties officeooo:rsid="002d569f"/>
    </style:style>
    <style:style style:name="T5" style:family="text">
      <style:text-properties officeooo:rsid="002d6f22"/>
    </style:style>
    <style:style style:name="T6" style:family="text">
      <style:text-properties officeooo:rsid="002ef7c0"/>
    </style:style>
    <style:style style:name="T7" style:family="text">
      <style:text-properties officeooo:rsid="0030eec6"/>
    </style:style>
    <style:style style:name="T8" style:family="text">
      <style:text-properties officeooo:rsid="00338243"/>
    </style:style>
    <style:style style:name="T9" style:family="text">
      <style:text-properties officeooo:rsid="0033d9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A</text:p>
      <text:p text:style-name="P3"/>
      <text:p text:style-name="P2"><text:span text:style-name="T1">- </text:span><text:span text:style-name="T2">práctica </text:span><text:span text:style-name="T3">3</text:span><text:span text:style-name="T1"> -</text:span></text:p>
      <text:p text:style-name="Subtitle"/>
      <text:p text:style-name="P1">Por: </text:p>
      <text:p text:style-name="P1">Diego Caballé Casanova (7387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
      <text:p text:style-name="P4"/>
      <text:p text:style-name="P4"/>
      <text:p text:style-name="P4"/>
      <text:h text:style-name="P15" text:outline-level="2"><text:soft-page-break/>Apartado 1</text:h>
      <text:p text:style-name="P7"/>
      <text:p text:style-name="P18">Fallos: 85.85000000000001</text:p>
      <text:p text:style-name="P22">Coste medio fallos: 2.632</text:p>
      <text:p text:style-name="P22">Exitos: 14.149999999999999</text:p>
      <text:p text:style-name="P18">Coste medio Exitos: 0.5754</text:p>
      <text:p text:style-name="P7"/>
      <text:h text:style-name="P15" text:outline-level="2">Apartado 2</text:h>
      <text:p text:style-name="P7"/>
      <text:p text:style-name="P18">Search Outcome=SOLUTION_FOUND</text:p>
      <text:p text:style-name="P22">Final state= </text:p>
      <text:p text:style-name="P22">-Q------</text:p>
      <text:p text:style-name="P22">----Q---</text:p>
      <text:p text:style-name="P22">------Q-</text:p>
      <text:p text:style-name="P22">Q-------</text:p>
      <text:p text:style-name="P22">--Q-----</text:p>
      <text:p text:style-name="P22">-------Q</text:p>
      <text:p text:style-name="P22">-----Q--</text:p>
      <text:p text:style-name="P22">---Q----</text:p>
      <text:p text:style-name="P12"/>
      <text:p text:style-name="P22">Intentos: 3.0</text:p>
      <text:p text:style-name="P22">Fallos: 2.0</text:p>
      <text:p text:style-name="P22">Coste medio fallos: 8.0</text:p>
      <text:p text:style-name="P22">Exitos: 1.0</text:p>
      <text:p text:style-name="P19">Coste medio Exitos: 6.0</text:p>
      <text:p text:style-name="P19"/>
      <text:h text:style-name="Heading_20_2" text:outline-level="2">Apartado 3</text:h>
      <text:p text:style-name="Text_20_body"/>
      <text:p text:style-name="P20">Parámetros Scheduler: Scheduler ( 500, 0.1, 1800 );</text:p>
      <text:p text:style-name="P22">Fallos: 12.2</text:p>
      <text:p text:style-name="P22">Coste medio fallos: 18.194</text:p>
      <text:p text:style-name="P22">Exitos: 87.8</text:p>
      <text:p text:style-name="P20">Coste medio Exitos: 87.808</text:p>
      <text:p text:style-name="P20"/>
      <text:p text:style-name="Text_20_body"/>
      <text:p text:style-name="P13">Para llegar a tomar la decisión de 500, 0.1, 1800 se han seguido las indicaciones de la práctica y los gráficos, eligiendo un lambda grande para converger antes, y un k pequeño para que no se aleje demasiado el P[aceptación]. Además de estos valores, se han probado otros hasta elegir este por tiempo y calidad de la respuesta.</text:p>
      <text:p text:style-name="P21"/>
      <text:p text:style-name="P21"/>
      <text:p text:style-name="P21"/>
      <text:p text:style-name="P21"/>
      <text:p text:style-name="P21"/>
      <text:p text:style-name="P21"/>
      <text:p text:style-name="P21"><text:soft-page-break/>5000, 0.01, 1400 -&gt; 51% aciertos</text:p>
      <text:p text:style-name="P21">50000, 0.01, 1800 -&gt;<text:tab/>66% aciertos</text:p>
      <text:p text:style-name="P21">500, 0.1, 800 -&gt; 68% aciertos</text:p>
      <text:p text:style-name="P21">500, 0.1, 1000 -&gt; 76% aciertos</text:p>
      <text:p text:style-name="P21">700, 0.1, 1400 -&gt; 82% aciertos </text:p>
      <text:p text:style-name="P21">500, 0.1, 1400 -&gt; 85.9% aciertos </text:p>
      <text:p text:style-name="P21">700, 0.01, 1000 -&gt; 64% aciertos</text:p>
      <text:p text:style-name="P21">50, 0.1, 1000 -&gt; 73.2% aciertos</text:p>
      <text:p text:style-name="P21">5000, 0.1, 2400 -&gt; 92% aciertos</text:p>
      <text:p text:style-name="P21">500, 0.1, 1800 -&gt; 89.7% aciertos</text:p>
      <text:h text:style-name="Heading_20_2" text:outline-level="2">Apartado 4</text:h>
      <text:p text:style-name="Text_20_body"/>
      <text:p text:style-name="P22">Search Outcome=SOLUTION_FOUND</text:p>
      <text:p text:style-name="P22">Final state= </text:p>
      <text:p text:style-name="P22">----Q---</text:p>
      <text:p text:style-name="P22">Q-------</text:p>
      <text:p text:style-name="P22">-------Q</text:p>
      <text:p text:style-name="P22">---Q----</text:p>
      <text:p text:style-name="P22">-Q------</text:p>
      <text:p text:style-name="P22">------Q-</text:p>
      <text:p text:style-name="P22">--Q-----</text:p>
      <text:p text:style-name="P22">-----Q--</text:p>
      <text:p text:style-name="P12"/>
      <text:p text:style-name="P22">Intentos: 1.0</text:p>
      <text:p text:style-name="P22">Fallos: 0.0</text:p>
      <text:p text:style-name="P22">Coste medio fallos: 0.0</text:p>
      <text:p text:style-name="P22">Exitos: 1.0</text:p>
      <text:p text:style-name="P17">Coste medio Exitos: 132.0</text:p>
      <text:p text:style-name="P17"/>
      <text:h text:style-name="P16" text:outline-level="2">Apartado 5</text:h>
      <text:p text:style-name="P8"/>
      <text:p text:style-name="P19">NQueensDemo GeneticAlgorithm <text:s/>--&gt;</text:p>
      <text:p text:style-name="P22">Parámetros iniciales: 64, 0.08</text:p>
      <text:p text:style-name="P22">Mejor individuo=</text:p>
      <text:p text:style-name="P22">--Q-----</text:p>
      <text:p text:style-name="P22">----Q---</text:p>
      <text:p text:style-name="P22">------Q-</text:p>
      <text:p text:style-name="P22">Q-------</text:p>
      <text:p text:style-name="P22">---Q----</text:p>
      <text:p text:style-name="P22">-Q------</text:p>
      <text:p text:style-name="P22">-------Q</text:p>
      <text:p text:style-name="P22">-----Q--</text:p>
      <text:p text:style-name="P12"/>
      <text:p text:style-name="P22">Tamaño tablero <text:s text:c="6"/>= 8</text:p>
      <text:p text:style-name="P22">Fitness <text:s text:c="13"/>= 28.0</text:p>
      <text:p text:style-name="P22">Es objetivo <text:s text:c="9"/>= true</text:p>
      <text:p text:style-name="P22">Tamaños de población = 64</text:p>
      <text:p text:style-name="P22">Iteraciones <text:s text:c="9"/>= 154</text:p>
      <text:p text:style-name="P22">Tiempo <text:s text:c="14"/>= 793ms.</text:p>
      <text:p text:style-name="P19"/>
      <text:p text:style-name="P14"><text:soft-page-break/>Para elegir el valor de población y probabilidad de mutación, se ha investigado el funcionamiento del algoritmo genético, en el que se nos explica que los genes son los valores de cada casilla del tablero, el cromosoma es el tablero aleatorio y la población el conjunto de todos los cromosomas.</text:p>
      <text:p text:style-name="P9">La idea del algoritmo es tener <text:span text:style-name="T4">un punto intermedio entre tener suficiente variedad para que se puedan encontrar tableros prometedores que tengan mucho peso </text:span><text:span text:style-name="T5">(fitness)</text:span><text:span text:style-name="T4"> a la hora de reproducirse </text:span><text:span text:style-name="T6">y que procreen en tableros aún más prometedores gracias a las mutaciones, alteraciones aleatorias que sufren los hijos de dos cromosomas.</text:span></text:p>
      <text:p text:style-name="P10"><text:span text:style-name="T7">64 se ha elegido para tener un cromosoma por cada genóma, según </text:span><text:a xlink:type="simple" xlink:href="https://www.researchgate.net/post/How-to-calculate-the-Crossover-Mutation-rate-and-population-size-for-Genetic-algorithm" text:style-name="Internet_20_link" text:visited-style-name="Visited_20_Internet_20_Link"><text:span text:style-name="T7">researchgate.net</text:span></text:a><text:span text:style-name="T7">, una buena manera de elegir es el doble de cromosomas por genoma, siempre que se mantengan por debajo de 100, en nuestro caso, el doble sería 128, y pruebas de 5 intentos que valores de 128, 100 o superiores han devuelto 5 fallos y ningún</text:span><text:span text:style-name="T8">o de los mejores</text:span><text:span text:style-name="T7"> individuo</text:span><text:span text:style-name="T8">s eran solución, </text:span><text:span text:style-name="T9">por el contrario, 64 con una probabilidad baja de mutación (0.08), pues un indice muy alto de mutación daría una búsqueda aleatoria y un indice muy bajo de mutación no generaría variedad, hemos conseguido obtener en 10 pruebas 7 con los mejores individuos siendo solución</text:span><text:span text:style-name="T7">. </text:span><text:span text:style-name="T9">Frente a los otros casos, estos datos han dado muy bueno resulta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actica</dc:title>
    <meta:editing-duration>PT50M40S</meta:editing-duration>
    <meta:editing-cycles>20</meta:editing-cycles>
    <meta:generator>LibreOffice/7.0.3.1$Linux_X86_64 LibreOffice_project/00$Build-1</meta:generator>
    <meta:creation-date>2020-11-22T18:55:29.040519830</meta:creation-date>
    <dc:date>2020-11-22T20:14:05.290151548</dc:date>
    <meta:document-statistic meta:table-count="0" meta:image-count="0" meta:object-count="0" meta:page-count="4" meta:paragraph-count="79" meta:word-count="502" meta:character-count="2974" meta:non-whitespace-character-count="2513"/>
    <meta:template xlink:type="simple" xlink:actuate="onRequest" xlink:title="practica" xlink:href="../memoria.odt" meta:date="2020-11-22T18:55:26.397515773"/>
  </office:meta>
</office:document-meta>
</file>